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b9bc" officeooo:paragraph-rsid="0000b9bc"/>
    </style:style>
    <style:style style:name="P2" style:family="paragraph" style:parent-style-name="Standard">
      <style:paragraph-properties fo:text-align="justify" style:justify-single-word="false"/>
      <style:text-properties officeooo:rsid="0000b9bc" officeooo:paragraph-rsid="0000b9bc"/>
    </style:style>
    <style:style style:name="P3" style:family="paragraph" style:parent-style-name="Standard">
      <style:paragraph-properties fo:text-align="justify" style:justify-single-word="false"/>
      <style:text-properties officeooo:rsid="00010ab9" officeooo:paragraph-rsid="00010ab9"/>
    </style:style>
    <style:style style:name="P4" style:family="paragraph" style:parent-style-name="Standard">
      <style:paragraph-properties fo:text-align="justify" style:justify-single-word="false"/>
      <style:text-properties officeooo:rsid="00050964" officeooo:paragraph-rsid="00050964"/>
    </style:style>
    <style:style style:name="P5" style:family="paragraph" style:parent-style-name="Standard">
      <style:paragraph-properties fo:text-align="justify" style:justify-single-word="false"/>
      <style:text-properties officeooo:rsid="00077b1d" officeooo:paragraph-rsid="00077b1d"/>
    </style:style>
    <style:style style:name="P6" style:family="paragraph" style:parent-style-name="Standard">
      <style:paragraph-properties fo:text-align="justify" style:justify-single-word="false"/>
      <style:text-properties officeooo:rsid="00083e70" officeooo:paragraph-rsid="00083e70"/>
    </style:style>
    <style:style style:name="P7" style:family="paragraph" style:parent-style-name="Standard">
      <style:paragraph-properties fo:text-align="justify" style:justify-single-word="false"/>
      <style:text-properties officeooo:rsid="0009f07a" officeooo:paragraph-rsid="0009f07a"/>
    </style:style>
    <style:style style:name="P8" style:family="paragraph" style:parent-style-name="Standard">
      <style:paragraph-properties fo:text-align="justify" style:justify-single-word="false"/>
      <style:text-properties officeooo:rsid="000be569" officeooo:paragraph-rsid="000be569"/>
    </style:style>
    <style:style style:name="P9" style:family="paragraph" style:parent-style-name="Heading_20_1">
      <style:paragraph-properties fo:text-align="center" style:justify-single-word="false"/>
    </style:style>
    <style:style style:name="T1" style:family="text">
      <style:text-properties officeooo:rsid="0002c128"/>
    </style:style>
    <style:style style:name="T2" style:family="text">
      <style:text-properties fo:font-weight="bold" style:font-weight-asian="bold" style:font-weight-complex="bold"/>
    </style:style>
    <style:style style:name="T3" style:family="text">
      <style:text-properties fo:language="en" fo:country="US"/>
    </style:style>
    <style:style style:name="T4" style:family="text">
      <style:text-properties officeooo:rsid="0007092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I</text:p>
      <text:p text:style-name="P1"/>
      <text:p text:style-name="Subtitle">Jean-Baptiste Camps</text:p>
      <text:p text:style-name="P1"/>
      <text:p text:style-name="P1">cf. syllabus</text:p>
      <text:p text:style-name="P1"/>
      <text:p text:style-name="P1">- question de la transcription des sources</text:p>
      <text:p text:style-name="P1">- descriptions des manuscrits (métadonnées)</text:p>
      <text:p text:style-name="P1">- établir un texte critique sur la tradition d’un texte</text:p>
      <text:p text:style-name="P1"/>
      <text:h text:style-name="Heading_20_3" text:outline-level="3">Evaluation : </text:h>
      <text:p text:style-name="P1">Un travail d’édition XML/TEI à faire sur une source, avec possibilité de proposer une édition XSLT. Différents types de sujets. </text:p>
      <text:p text:style-name="P1"/>
      <text:h text:style-name="P9" text:outline-level="1">Cours 1</text:h>
      <text:p text:style-name="P2"><text:span text:style-name="T2">OHCO : </text:span>Ordered Hierarchy/ies of Content Objects.</text:p>
      <text:p text:style-name="P2">Hierarchies au pluriel parce qu’on peut faire cohabiter plusieurs hiérarchies en fonction de ce dont on veut rendre compte. OHCO est un modèle sur lequel repose XML : il y a des arborescences, des objets de contenus (nœuds de textes, de documents, etc), et un sens de lecture. Cette structure est important à comprendre pour utiliser xPath. </text:p>
      <text:p text:style-name="P2"/>
      <text:p text:style-name="P2"/>
      <text:p text:style-name="P3">Le Roland d’Oxford.</text:p>
      <text:p text:style-name="P3">Plus vieux témoin écrit des chansons de geste, éléments matériels à mettre en avant. Cf objet du TD :</text:p>
      <text:p text:style-name="P3">1) édition représentant le système graphique de ce témoin</text:p>
      <text:p text:style-name="P3">a) les liens entre facsimilé et transcription</text:p>
      <text:p text:style-name="P3">b) transcription imitative et édition à visée paléographique</text:p>
      <text:p text:style-name="P3"/>
      <text:p text:style-name="P3">Plusieurs points linguistiques à éclaircir : édition graphématique ; édition halographétique ; </text:p>
      <text:p text:style-name="P3">Pour travailler sur les variantes de formes de lettres, on a besoin d’installer des polices spécifiques (font). La MUFI est une initiative qui vise à compléter la variété des encodages de caractères d’Unicode. Deux fonts parmi d’autres : Junicode et Palemonas MUFI. </text:p>
      <text:p text:style-name="P3"><text:tab/>Pour installer : <text:span text:style-name="T1">cf. diapo 7.</text:span></text:p>
      <text:p text:style-name="P3"/>
      <text:h text:style-name="Heading_20_2" text:outline-level="2">TP sur la chanson de Roland</text:h>
      <text:p text:style-name="P4">Du point de vue du texte, on encode les lignes, les l<text:span text:style-name="T4">ai</text:span>sses (strophes), la page (pb pour page break ou plutôt page <text:span text:style-name="T3">beginning</text:span> (puisqu’on le met au début de la première page)). On pourrait avoir lb (line <text:span text:style-name="T3">beginning</text:span>).</text:p>
      <text:p text:style-name="P4"/>
      <text:p text:style-name="P5">Mettre en correspondance le facsimilé et la transcription. La TEI n’impose pas d’unité de mesure pour la définition des coordonnées, mais elle fournit les champs pour définir les zones.</text:p>
      <text:p text:style-name="P5"><text:soft-page-break/>- cas simple : les zones à définir sont rectangulaire : on a besoin seulement de deux points (deux angles opposés). La TEI fournit : @ulx, @uly, @lrx, @lry (ul pour upper left, et lr pour lower right).</text:p>
      <text:p text:style-name="P5"/>
      <text:p text:style-name="P5">- cas de formes non-rectangulaires: on a besoin de tous les points. Dans ce cas on utilise qu’un seul attribut, @point, avec une série de coordonnées.</text:p>
      <text:p text:style-name="P3"/>
      <text:p text:style-name="P5">Exemple : Teleme100.</text:p>
      <text:p text:style-name="P5">- on définit des zones auxquelles on donne des coordonnées.</text:p>
      <text:p text:style-name="P5"/>
      <text:p text:style-name="P6">l’attribut facs (@facs) permet de pointer vers une image. Le plus logique reste de pointer vers les éléments de la structure matérielle, mais on peut les mettre un peu n’importe où. On peut renvoyer simplement vers le nom d’un fichier directement, mais on peut aussi préciser un lien url ou les identifiants de zones préalablement définies. </text:p>
      <text:p text:style-name="P7">Les éléments seg peuvent porter le facs pour définir des zones arbitrairement, qui ne correspondent pas forcément à une élément sémantique. </text:p>
      <text:p text:style-name="P7">On peut utiliser des linkGrp pour faire des correspondances. Permet notamment de mettre ensemble plusieurs mises en correspondances contradictoires. </text:p>
      <text:p text:style-name="P7"/>
      <text:p text:style-name="P7">Suite du TP</text:p>
      <text:p text:style-name="P7">créer un élément facsimilé et y définir des groupes de surfaces et des zones. Mettre en correspondance les sections de la transcription avec les zones définies (sans créer de segment). </text:p>
      <text:p text:style-name="P8">l’élément graphic permet de renvoyer vers une image de référence, avant de définir des éléments zone qui se référent à cette image. Cela permet d’éviter qu’on utilise ensuite la mauvaise image de référence par exemple. </text:p>
      <text:p text:style-name="P3"/>
      <text:p text:style-name="P3">2) description du manuscrits</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9T09:14:21.734515717</meta:creation-date>
    <dc:date>2017-11-29T11:03:16.459996383</dc:date>
    <meta:editing-duration>PT25M49S</meta:editing-duration>
    <meta:editing-cycles>5</meta:editing-cycles>
    <meta:generator>LibreOffice/5.1.6.2$Linux_X86_64 LibreOffice_project/10m0$Build-2</meta:generator>
    <meta:document-statistic meta:table-count="0" meta:image-count="0" meta:object-count="0" meta:page-count="2" meta:paragraph-count="33" meta:word-count="539" meta:character-count="3312" meta:non-whitespace-character-count="2795"/>
  </office:meta>
</office:document-meta>
</file>